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svg:stroke-width="0.025cm" svg:stroke-color="#000000" draw:marker-start="" draw:marker-start-width="0.337cm" draw:marker-end="Rounded_20_large_20_Arrow" draw:marker-end-width="0.337cm" draw:fill="solid" draw:fill-color="#000000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858cm" svg:height="0.889cm" svg:x="11.434cm" svg:y="1.127cm">
          <text:p text:style-name="P1">its_read_ts_ascii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858cm" svg:height="1.516cm" svg:x="11.434cm" svg:y="3.213cm">
          <text:p text:style-name="P1"><text:span text:style-name="T1">get logical unit</text:span></text:p>
          <text:p text:style-name="P1"><text:span text:style-name="T1">open ascii 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921cm" svg:height="1.559cm" svg:x="11.403cm" svg:y="12.658cm">
          <text:p text:style-name="P1"><text:span text:style-name="T1">Read 7</text:span><text:span text:style-name="T2">th</text:span><text:span text:style-name="T1"> header line:</text:span></text:p>
          <text:p text:style-name="P1"><text:span text:style-name="T1">get </text:span><text:span text:style-name="T3">parameter</text:span><text:span text:style-name="T1">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858cm" svg:height="2.737cm" svg:x="11.434cm" svg:y="6.026cm">
          <text:p text:style-name="P1"><text:span text:style-name="T1">Read 4</text:span><text:span text:style-name="T2">th</text:span><text:span text:style-name="T1"> header line:</text:span></text:p>
          <text:p text:style-name="P1"><text:span text:style-name="T1">Get </text:span><text:span text:style-name="T3">time interval</text:span><text:span text:style-name="T1">, </text:span></text:p>
          <text:p text:style-name="P1"><text:span text:style-name="T3">start and stop year</text:span></text:p>
          <text:p text:style-name="P1"><text:span text:style-name="T3"># paramet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863cm" svg:y1="2.016cm" svg:x2="14.863cm" svg:y2="3.213cm" draw:start-shape="id1" draw:start-glue-point="2" draw:end-shape="id2" draw:end-glue-point="0" svg:d="m14863 2016v500 196 501" svg:viewBox="0 0 1 1198">
          <text:p/>
        </draw:connector>
        <draw:connector draw:style-name="gr4" draw:text-style-name="P1" draw:layer="layout" draw:type="lines" svg:x1="1.69cm" svg:y1="25.724cm" svg:x2="1.8cm" svg:y2="1.36cm" svg:d="m1690 25724v0l110-24364v0" svg:viewBox="0 0 111 24365">
          <text:p/>
        </draw:connector>
        <draw:frame draw:style-name="gr5" draw:layer="layout" svg:width="5.908cm" svg:height="0.962cm" svg:x="3.221cm" svg:y="20.656cm">
          <draw:text-box>
            <text:p>error upon reading </text:p>
          </draw:text-box>
        </draw:frame>
        <draw:frame draw:style-name="gr5" draw:layer="layout" svg:width="11.598cm" svg:height="0.962cm" draw:transform="rotate (1.5707963267949) translate (0.816cm 17.821cm)">
          <draw:text-box>
            <text:p>Subroutine returns with non-zero status</text:p>
          </draw:text-box>
        </draw:frame>
        <draw:custom-shape draw:style-name="gr2" draw:text-style-name="P2" xml:id="id6" draw:id="id6" draw:layer="layout" svg:width="6.921cm" svg:height="1.558cm" svg:x="11.403cm" svg:y="15.958cm">
          <text:p text:style-name="P1"><text:span text:style-name="T1">endless DO-loop read:</text:span></text:p>
          <text:p text:style-name="P1"><text:span text:style-name="T3"># time ste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6.921cm" svg:height="1.958cm" svg:x="11.403cm" svg:y="21.003cm">
          <text:p text:style-name="P1"><text:span text:style-name="T1">endless DO-loop read:</text:span></text:p>
          <text:p text:style-name="P1"><text:span text:style-name="T1">fill</text:span><text:span text:style-name="T3"> julian days /</text:span><text:span text:style-name="T1"> </text:span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5.358cm" svg:x="18.018cm" svg:y="9.48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3" draw:layer="layout" svg:width="5.514cm" svg:height="1.673cm" draw:transform="rotate (-1.58824961931484) translate (20.683cm 17.284cm)">
          <draw:text-box>
            <text:p text:style-name="P1"><text:span text:style-name="T4">Setup time axis /</text:span></text:p>
            <text:p text:style-name="P1"><text:span text:style-name="T4"><text:s/></text:span><text:span text:style-name="T4">get data</text:span></text:p>
          </draw:text-box>
        </draw:frame>
        <draw:custom-shape draw:style-name="gr6" draw:text-style-name="P1" draw:layer="layout" svg:width="0.762cm" svg:height="8.149cm" svg:x="18.072cm" svg:y="15.41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3" draw:layer="layout" svg:width="5.4cm" svg:height="1.673cm" draw:transform="rotate (-1.58824961931484) translate (20.674cm 9.541cm)">
          <draw:text-box>
            <text:p text:style-name="P1"><text:span text:style-name="T4">Setup</text:span></text:p>
            <text:p text:style-name="P1"><text:span text:style-name="T4"><text:s/></text:span><text:span text:style-name="T4">paramerter axis</text:span></text:p>
          </draw:text-box>
        </draw:frame>
        <draw:custom-shape draw:style-name="gr2" draw:text-style-name="P1" xml:id="id4" draw:id="id4" draw:layer="layout" svg:width="6.921cm" svg:height="1.516cm" svg:x="11.403cm" svg:y="9.848cm">
          <text:p text:style-name="P1">allocate parameter </text:p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921cm" svg:height="1.524cm" svg:x="11.403cm" svg:y="18.47cm">
          <text:p text:style-name="P1">allocate time axis</text:p>
          <text:p text:style-name="P1">and data array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6.921cm" svg:height="1.216cm" svg:x="11.403cm" svg:y="24.149cm">
          <text:p text:style-name="P1"><text:span text:style-name="T1">CLOSE file</text:span></text:p>
          <draw:enhanced-geometry svg:viewBox="0 0 21600 21600" draw:type="rectangle" draw:enhanced-path="M 0 0 L 21600 0 21600 21600 0 21600 0 0 Z N"/>
        </draw:custom-shape>
        <draw:frame draw:style-name="gr5" xml:id="id10" draw:id="id10" draw:layer="layout" svg:width="5.04cm" svg:height="0.962cm" svg:x="12.343cm" svg:y="26.1cm">
          <draw:text-box>
            <text:p>EXIT subroutine</text:p>
          </draw:text-box>
        </draw:frame>
        <draw:line draw:style-name="gr7" draw:text-style-name="P1" draw:layer="layout" svg:x1="11.287cm" svg:y1="21.472cm" svg:x2="1.889cm" svg:y2="21.472cm">
          <text:p/>
        </draw:line>
        <draw:connector draw:style-name="gr3" draw:text-style-name="P1" draw:layer="layout" draw:type="lines" svg:x1="14.863cm" svg:y1="4.729cm" svg:x2="14.863cm" svg:y2="6.026cm" draw:start-shape="id2" draw:start-glue-point="2" draw:end-shape="id3" draw:end-glue-point="0" svg:d="m14863 4729v501 294 502" svg:viewBox="0 0 1 1298">
          <text:p/>
        </draw:connector>
        <draw:frame draw:style-name="gr5" draw:layer="layout" svg:width="7.39cm" svg:height="0.962cm" svg:x="3.221cm" svg:y="21.856cm">
          <draw:text-box>
            <text:p>julian days not monoton </text:p>
          </draw:text-box>
        </draw:frame>
        <draw:line draw:style-name="gr7" draw:text-style-name="P1" draw:layer="layout" svg:x1="11.287cm" svg:y1="22.672cm" svg:x2="1.889cm" svg:y2="22.672cm">
          <text:p/>
        </draw:line>
        <draw:connector draw:style-name="gr3" draw:text-style-name="P1" draw:layer="layout" draw:type="lines" svg:x1="14.863cm" svg:y1="8.763cm" svg:x2="14.863cm" svg:y2="9.848cm" draw:start-shape="id3" draw:start-glue-point="2" draw:end-shape="id4" draw:end-glue-point="0" svg:d="m14863 8763v500 84 501" svg:viewBox="0 0 1 1086">
          <text:p/>
        </draw:connector>
        <draw:connector draw:style-name="gr3" draw:text-style-name="P1" draw:layer="layout" draw:type="lines" svg:x1="14.863cm" svg:y1="11.364cm" svg:x2="14.863cm" svg:y2="12.658cm" draw:start-shape="id4" draw:start-glue-point="2" draw:end-shape="id5" draw:end-glue-point="0" svg:d="m14863 11364v501 291 502" svg:viewBox="0 0 1 1295">
          <text:p/>
        </draw:connector>
        <draw:connector draw:style-name="gr3" draw:text-style-name="P1" draw:layer="layout" draw:type="lines" svg:x1="14.863cm" svg:y1="14.217cm" svg:x2="14.863cm" svg:y2="15.958cm" draw:start-shape="id5" draw:start-glue-point="2" draw:end-shape="id6" draw:end-glue-point="0" svg:d="m14863 14217v500 740 501" svg:viewBox="0 0 1 1742">
          <text:p/>
        </draw:connector>
        <draw:connector draw:style-name="gr3" draw:text-style-name="P1" draw:layer="layout" draw:type="lines" svg:x1="14.863cm" svg:y1="17.516cm" svg:x2="14.863cm" svg:y2="18.47cm" draw:start-shape="id6" draw:start-glue-point="2" draw:end-shape="id7" draw:end-glue-point="0" svg:d="m14863 17516v501-48 501" svg:viewBox="0 0 1 955">
          <text:p/>
        </draw:connector>
        <draw:connector draw:style-name="gr3" draw:text-style-name="P1" draw:layer="layout" draw:type="lines" svg:x1="14.863cm" svg:y1="19.994cm" svg:x2="14.863cm" svg:y2="21.003cm" draw:start-shape="id7" draw:start-glue-point="2" draw:end-shape="id8" draw:end-glue-point="0" svg:d="m14863 19994v501 7 501" svg:viewBox="0 0 1 1010">
          <text:p/>
        </draw:connector>
        <draw:connector draw:style-name="gr3" draw:text-style-name="P1" draw:layer="layout" draw:type="lines" svg:x1="14.863cm" svg:y1="22.961cm" svg:x2="14.863cm" svg:y2="24.149cm" draw:start-shape="id8" draw:start-glue-point="2" draw:end-shape="id9" draw:end-glue-point="0" svg:d="m14863 22961v501 186 501" svg:viewBox="0 0 1 1189">
          <text:p/>
        </draw:connector>
        <draw:connector draw:style-name="gr3" draw:text-style-name="P1" draw:layer="layout" draw:type="lines" svg:x1="14.863cm" svg:y1="25.365cm" svg:x2="14.863cm" svg:y2="26.1cm" draw:start-shape="id9" draw:start-glue-point="2" draw:end-shape="id10" draw:end-glue-point="0" svg:d="m14863 25365v501-266 500" svg:viewBox="0 0 1 7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006cm" fo:page-height="27.1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rkweg </meta:initial-creator>
    <meta:creation-date>2015-06-25T15:28:32</meta:creation-date>
    <dc:date>2015-06-29T15:53:27</dc:date>
    <dc:creator>kerkweg </dc:creator>
    <meta:editing-duration>PT1H16M17S</meta:editing-duration>
    <meta:editing-cycles>22</meta:editing-cycles>
    <meta:generator>LibreOffice/4.0.4.2$Linux_X86_64 LibreOffice_project/400m0$Build-2</meta:generator>
    <meta:document-statistic meta:object-count="29"/>
  </office:meta>
</office:document-meta>
</file>